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rders_paid_creditcar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redit_card_number</text:p>
          </table:table-cell>
          <table:table-cell office:value-type="string" calcext:value-type="string">
            <text:p>order_id</text:p>
          </table:table-cell>
        </table:table-row>
        <table:table-row table:style-name="ro1">
          <table:table-cell office:value-type="float" office:value="2563240000000000" calcext:value-type="float">
            <text:p>25632400000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56320000000000" calcext:value-type="float">
            <text:p>135632000000000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6843230000000000" calcext:value-type="float">
            <text:p>684323000000000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3187950000000000" calcext:value-type="float">
            <text:p>318795000000000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3565470000000000" calcext:value-type="float">
            <text:p>3565470000000000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6532140000000000" calcext:value-type="float">
            <text:p>6532140000000000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354680000000000" calcext:value-type="float">
            <text:p>1354680000000000</text:p>
          </table:table-cell>
          <table:table-cell office:value-type="float" office:value="1006" calcext:value-type="float">
            <text:p>1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6" meta:object-count="0"/>
    <meta:generator>LibreOffice/7.3.1.3$Linux_X86_64 LibreOffice_project/30$Build-3</meta:generator>
  </office:meta>
</office:document-meta>
</file>